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2">ych</text:span><text:span text:style-name="T1"><text:line-break/></text:span><text:span text:style-name="T1">Tobie krąg.</text:span><text:span text:style-name="T1"><text:line-break/></text:span><text:span text:style-name="T1">Nie</text:span><text:span text:style-name="T2">bie</text:span><text:span text:style-name="T1">ską </text:span><text:span text:style-name="T2">ła</text:span><text:span text:style-name="T1">skę zesłać racz</text:span><text:span text:style-name="T1"><text:line-break/></text:span><text:span text:style-name="T2">se</text:span><text:span text:style-name="T1">rcom, </text:span><text:span text:style-name="T2">co</text:span><text:span text:style-name="T1"><text:line-break/></text:span><text:span text:style-name="T1">dzie</text:span><text:span text:style-name="T2">łem</text:span><text:span text:style-name="T1"> 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1"> Boga Dar,</text:span><text:span text:style-name="T1"><text:line-break/></text:span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darz</text:span><text:span text:style-name="T2">ysz</text:span><text:span text:style-name="T1"> łask</text:span><text:span text:style-name="T2">ą</text:span><text:span text:style-name="T1"><text:line-break/></text:span><text:span text:style-name="T1">siedemkroć,</text:span><text:span text:style-name="T1"><text:line-break/></text:span><text:span text:style-name="T1">bo Moc z prawicy Ojca masz,</text:span><text:span text:style-name="T1"><text:line-break/></text:span><text:span text:style-name="T1">przez </text:span><text:span text:style-name="T2">O</text:span><text:span text:style-name="T1">jc</text:span><text:span text:style-name="T2">a</text:span><text:span text:style-name="T1"> </text:span><text:span text:style-name="T2">obie</text:span><text:span text:style-name="T1">cany nam,</text:span><text:span text:style-name="T1"><text:line-break/></text:span><text:span text:style-name="T2">mo</text:span><text:span text:style-name="T1">wą wz</text:span><text:span text:style-name="T2">bo</text:span><text:span text:style-name="T1">gac</text:span><text:span text:style-name="T2">asz</text:span><text:span text:style-name="T1"> 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text:span text:style-name="T1"><text:line-break/></text:span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Nieprzy</text:span><text:span text:style-name="T2">ja</text:span><text:span text:style-name="T1">ciel</text:span><text:span text:style-name="T2">a</text:span><text:span text:style-name="T1"> odpędź w dal</text:span><text:span text:style-name="T1"><text:line-break/></text:span><text:span text:style-name="T1">i Twym poko</text:span><text:span text:style-name="T2">jem</text:span><text:span text:style-name="T1"> obdarz wraz.</text:span><text:span text:style-name="T1"><text:line-break/></text:span><text:span text:style-name="T1">Niech w dr</text:span><text:span text:style-name="T2">o</text:span><text:span text:style-name="T1">dz</text:span><text:span text:style-name="T2">e</text:span><text:span text:style-name="T1"><text:line-break/></text:span><text:span text:style-name="T1">za przewodem Twym</text:span><text:span text:style-name="T1"><text:line-break/></text:span><text:span text:style-name="T2">mi</text:span><text:span text:style-name="T1">niem</text:span><text:span text:style-name="T2">y</text:span><text:span text:style-name="T1"> zło, </text:span><text:span text:style-name="T2">co</text:span><text:span text:style-name="T1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Ciebi</text:span><text:span text:style-name="T2">e</text:span><text:span text:style-name="T1"><text:line-break/></text:span><text:span text:style-name="T1">Ojca znać,</text:span><text:span text:style-name="T1"><text:line-break/></text:span><text:span text:style-name="T1">daj, by i Syn p</text:span><text:span text:style-name="T2">o</text:span><text:span text:style-name="T1">znany był,</text:span><text:span text:style-name="T1"><text:line-break/></text:span><text:span text:style-name="T1">i Ci</text:span><text:span text:style-name="T2">e</text:span><text:span text:style-name="T1">bi</text:span><text:span text:style-name="T2">e</text:span><text:span text:style-name="T1">,</text:span><text:span text:style-name="T1"><text:line-break/></text:span><text:span text:style-name="T1">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7. Niech Bogu Ojcu</text:span><text:span text:style-name="T1"><text:line-break/></text:span><text:span text:style-name="T1">chwała brzmi,</text:span><text:span text:style-name="T1"><text:line-break/></text:span><text:span text:style-name="T1">Synowi,</text:span><text:span text:style-name="T1"><text:line-break/></text:span><text:span text:style-name="T1">który zmartwychwstał,</text:span><text:span text:style-name="T1"><text:line-break/></text:span><text:span text:style-name="T1">i Temu, co pociesza nas,</text:span><text:span text:style-name="T1"><text:line-break/></text:span><text:span text:style-name="T1">niech hołd wieczystych</text:span><text:span text:style-name="T1"><text:line-break/></text:span><text:span text:style-name="T1">płynie chw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11-06T18:19:10</meta:creation-date>
    <dc:date>2011-07-22T19:41:36</dc:date>
    <dc:language>pl-PL</dc:language>
    <meta:editing-cycles>11</meta:editing-cycles>
    <meta:editing-duration>PT00H28M20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